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99442" officeooo:paragraph-rsid="00099442" style:font-size-asian="13.1000003814697pt" style:font-size-complex="15pt"/>
    </style:style>
    <style:style style:name="P2" style:family="paragraph" style:parent-style-name="Text_20_body">
      <style:text-properties officeooo:rsid="000ab86e" officeooo:paragraph-rsid="000ab86e"/>
    </style:style>
    <style:style style:name="P3" style:family="paragraph" style:parent-style-name="Text_20_body" style:list-style-name="L2">
      <style:text-properties officeooo:rsid="000ab86e" officeooo:paragraph-rsid="000ab86e"/>
    </style:style>
    <style:style style:name="P4" style:family="paragraph" style:parent-style-name="Text_20_body" style:list-style-name="L2">
      <style:text-properties officeooo:rsid="000aef36" officeooo:paragraph-rsid="000aef36"/>
    </style:style>
    <style:style style:name="P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0aef36" officeooo:paragraph-rsid="000aef36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0aef36" officeooo:paragraph-rsid="000aef36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0c7dcc" officeooo:paragraph-rsid="000c7dcc" style:font-weight-asian="bold" style:font-weight-complex="bold"/>
    </style:style>
    <style:style style:name="P8" style:family="paragraph" style:parent-style-name="Text_20_body" style:list-style-name="L4">
      <style:text-properties style:text-underline-style="none" fo:font-weight="normal" officeooo:rsid="000aef36" officeooo:paragraph-rsid="000aef36" style:font-weight-asian="normal" style:font-weight-complex="normal"/>
    </style:style>
    <style:style style:name="P9" style:family="paragraph" style:parent-style-name="Text_20_body" style:list-style-name="L5">
      <style:text-properties style:text-underline-style="none" fo:font-weight="normal" officeooo:rsid="000c7dcc" officeooo:paragraph-rsid="000c7dcc" style:font-weight-asian="normal" style:font-weight-complex="normal"/>
    </style:style>
    <style:style style:name="P10" style:family="paragraph" style:parent-style-name="Text_20_body" style:list-style-name="L5">
      <style:text-properties style:text-underline-style="none" fo:font-weight="normal" officeooo:rsid="000e7a42" officeooo:paragraph-rsid="000e7a42" style:font-weight-asian="normal" style:font-weight-complex="normal"/>
    </style:style>
    <style:style style:name="P11" style:family="paragraph" style:parent-style-name="Text_20_body" style:list-style-name="L5">
      <style:text-properties style:text-underline-style="none" fo:font-weight="normal" officeooo:rsid="000e88bc" officeooo:paragraph-rsid="000e88bc" style:font-weight-asian="normal" style:font-weight-complex="normal"/>
    </style:style>
    <style:style style:name="P12" style:family="paragraph" style:parent-style-name="Text_20_body" style:list-style-name="L5">
      <style:text-properties style:text-underline-style="none" fo:font-weight="normal" officeooo:rsid="000fcfac" officeooo:paragraph-rsid="000fcfac" style:font-weight-asian="normal" style:font-weight-complex="normal"/>
    </style:style>
    <style:style style:name="P13" style:family="paragraph" style:parent-style-name="Text_20_body" style:list-style-name="L2">
      <style:text-properties officeooo:rsid="000c7dcc" officeooo:paragraph-rsid="000c7dcc"/>
    </style:style>
    <style:style style:name="P14" style:family="paragraph" style:parent-style-name="Text_20_body" style:list-style-name="L7">
      <style:text-properties fo:font-style="normal" style:text-underline-style="none" fo:font-weight="normal" officeooo:rsid="000e88bc" officeooo:paragraph-rsid="000e88bc" style:font-style-asian="normal" style:font-weight-asian="normal" style:font-style-complex="normal" style:font-weight-complex="normal"/>
    </style:style>
    <style:style style:name="P15" style:family="paragraph" style:parent-style-name="Text_20_body" style:list-style-name="L7">
      <style:text-properties fo:font-style="normal" style:text-underline-style="none" fo:font-weight="normal" officeooo:rsid="000fcfac" officeooo:paragraph-rsid="000fcfac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style:text-underline-style="solid" style:text-underline-width="auto" style:text-underline-color="font-color" fo:font-weight="bold" officeooo:rsid="000e7a42" officeooo:paragraph-rsid="000e7a42" style:font-style-asian="normal" style:font-weight-asian="bold" style:font-style-complex="normal" style:font-weight-complex="bold"/>
    </style:style>
    <style:style style:name="P17" style:family="paragraph" style:parent-style-name="Heading_20_1">
      <style:text-properties officeooo:rsid="000c7dcc" officeooo:paragraph-rsid="000c7dcc"/>
    </style:style>
    <style:style style:name="T1" style:family="text">
      <style:text-properties officeooo:rsid="000c7dcc"/>
    </style:style>
    <style:style style:name="T2" style:family="text">
      <style:text-properties officeooo:rsid="000e88bc"/>
    </style:style>
    <style:style style:name="T3" style:family="text">
      <style:text-properties officeooo:rsid="000e9c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ersi</text:p>
      <text:p text:style-name="P1"/>
      <text:h text:style-name="Heading_20_1" text:outline-level="1">Anforderungen</text:h>
      <text:p text:style-name="P5">Spiel</text:p>
      <text:list xml:id="list623945703" text:style-name="L2">
        <text:list-item>
          <text:p text:style-name="P3">8x8 Spielfeld</text:p>
        </text:list-item>
        <text:list-item>
          <text:p text:style-name="P3">2 Spieler</text:p>
        </text:list-item>
        <text:list-item>
          <text:p text:style-name="P3">Zugbasiert immer abwechselnd, man kann einmal passen bevor man verliert.</text:p>
        </text:list-item>
        <text:list-item>
          <text:p text:style-name="P4">Man kann seinen Stein an stellen legen, wo er mit einem anderen Stein meiner Farbe gegenerische Steine in einer Linie waagerecht, senkrecht oder diagonal einschließe</text:p>
        </text:list-item>
        <text:list-item>
          <text:p text:style-name="P4">Die eingeschlossenen Steine werden dann zu Steinen der eigenen Farbe</text:p>
        </text:list-item>
        <text:list-item>
          <text:p text:style-name="P4">Gewonnen hat derjenige der am Ende am meisten Punkte hat oder wenn der Gegner keine weiteren Züge machen kann</text:p>
        </text:list-item>
        <text:list-item>
          <text:p text:style-name="P13">Die Spielzeit muss angezeigt werden und muss auch gestoppt werden wenn das Spiel pausiert wird</text:p>
        </text:list-item>
        <text:list-item>
          <text:p text:style-name="P4">Punktestand soll angezeigt werden, <text:span text:style-name="T1">aktuelle Anzahl der eigenen Steine auf dem Spielfeld</text:span></text:p>
        </text:list-item>
      </text:list>
      <text:p text:style-name="P6">Zusatz</text:p>
      <text:list xml:id="list2913443927" text:style-name="L4">
        <text:list-item>
          <text:p text:style-name="P8">Spielstandimport/Export</text:p>
        </text:list-item>
        <text:list-item>
          <text:p text:style-name="P8">KI-Gegner</text:p>
        </text:list-item>
      </text:list>
      <text:h text:style-name="P17" text:outline-level="1">Programmierung</text:h>
      <text:p text:style-name="P7">Spielstand <text:span text:style-name="T2">(Eigene Datei SaveManagement)</text:span></text:p>
      <text:list xml:id="list2312075568" text:style-name="L5">
        <text:list-item>
          <text:p text:style-name="P9">Struct als „Spielspeicher“</text:p>
          <text:list>
            <text:list-item>
              <text:p text:style-name="P9">Spielstand (Spielfeld)</text:p>
            </text:list-item>
            <text:list-item>
              <text:p text:style-name="P9">Welcher Spieler am Zug ist</text:p>
            </text:list-item>
            <text:list-item>
              <text:p text:style-name="P9">Zeit</text:p>
            </text:list-item>
          </text:list>
        </text:list-item>
        <text:list-item>
          <text:p text:style-name="P10">Schreiben einer Textdatei</text:p>
        </text:list-item>
        <text:list-item>
          <text:p text:style-name="P11">Lesen einer Textdatei</text:p>
        </text:list-item>
        <text:list-item>
          <text:p text:style-name="P12">Beschreiben des Spielstandes</text:p>
        </text:list-item>
        <text:list-item>
          <text:p text:style-name="P11">Zurücksetzen des Spielstandes</text:p>
        </text:list-item>
      </text:list>
      <text:p text:style-name="P16">Spielfeld (Eigene Datei GameField.c)</text:p>
      <text:list xml:id="list90056827" text:style-name="L7">
        <text:list-item>
          <text:p text:style-name="P14">Zeichnen des Spielfeldes <text:span text:style-name="T3">mit Index wie beim Schach</text:span></text:p>
        </text:list-item>
        <text:list-item>
          <text:p text:style-name="P15">Navigieren auf dem Spielfeld</text:p>
        </text:list-item>
        <text:list-item>
          <text:p text:style-name="P15">Überprüfen auf gültige Eingabestellen</text:p>
        </text:list-item>
      </text:list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1:33:08.011000000</meta:creation-date>
    <dc:date>2019-04-09T22:19:16.813000000</dc:date>
    <meta:editing-duration>PT2M36S</meta:editing-duration>
    <meta:editing-cycles>1</meta:editing-cycles>
    <meta:document-statistic meta:table-count="0" meta:image-count="0" meta:object-count="0" meta:page-count="2" meta:paragraph-count="28" meta:word-count="170" meta:character-count="1087" meta:non-whitespace-character-count="966"/>
    <meta:generator>LibreOffice/6.2.0.3$Windows_X86_64 LibreOffice_project/98c6a8a1c6c7b144ce3cc729e34964b47ce25d62</meta:generator>
  </office:meta>
</office:document-meta>
</file>